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11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59696" calcext:value-type="float">
            <text:p><text:s text:c="3"/>59,696</text:p>
          </table:table-cell>
          <table:table-cell table:style-name="ce25" office:value-type="float" office:value="3883" calcext:value-type="float">
            <text:p><text:s text:c="3"/>3,883</text:p>
          </table:table-cell>
          <table:table-cell table:style-name="ce25" office:value-type="float" office:value="4965" calcext:value-type="float">
            <text:p><text:s text:c="3"/>4,965</text:p>
          </table:table-cell>
          <table:table-cell table:style-name="ce25" office:value-type="float" office:value="4079" calcext:value-type="float">
            <text:p><text:s text:c="3"/>4,079</text:p>
          </table:table-cell>
          <table:table-cell table:style-name="ce25" office:value-type="float" office:value="2113" calcext:value-type="float">
            <text:p><text:s text:c="3"/>2,113</text:p>
          </table:table-cell>
          <table:table-cell table:style-name="ce25" office:value-type="float" office:value="1867" calcext:value-type="float">
            <text:p><text:s text:c="3"/>1,867</text:p>
          </table:table-cell>
          <table:table-cell table:style-name="ce25" office:value-type="float" office:value="1203" calcext:value-type="float">
            <text:p><text:s text:c="3"/>1,203</text:p>
          </table:table-cell>
          <table:table-cell table:style-name="ce25" office:value-type="float" office:value="1954" calcext:value-type="float">
            <text:p><text:s text:c="3"/>1,954</text:p>
          </table:table-cell>
          <table:table-cell table:style-name="ce25" office:value-type="float" office:value="5669" calcext:value-type="float">
            <text:p><text:s text:c="3"/>5,669</text:p>
          </table:table-cell>
          <table:table-cell table:style-name="ce25" office:value-type="float" office:value="339" calcext:value-type="float">
            <text:p><text:s text:c="3"/>339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2716" calcext:value-type="float">
            <text:p><text:s text:c="3"/>2,716</text:p>
          </table:table-cell>
          <table:table-cell table:style-name="ce25" office:value-type="float" office:value="29660" calcext:value-type="float">
            <text:p><text:s text:c="3"/>29,660</text:p>
          </table:table-cell>
          <table:table-cell table:style-name="ce25" office:value-type="float" office:value="1237" calcext:value-type="float">
            <text:p><text:s text:c="3"/>1,237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57639" calcext:value-type="float">
            <text:p><text:s text:c="3"/>57,639</text:p>
          </table:table-cell>
          <table:table-cell table:style-name="ce25" office:value-type="float" office:value="3015" calcext:value-type="float">
            <text:p><text:s text:c="3"/>3,015</text:p>
          </table:table-cell>
          <table:table-cell table:style-name="ce25" office:value-type="float" office:value="5300" calcext:value-type="float">
            <text:p><text:s text:c="3"/>5,300</text:p>
          </table:table-cell>
          <table:table-cell table:style-name="ce25" office:value-type="float" office:value="3168" calcext:value-type="float">
            <text:p><text:s text:c="3"/>3,168</text:p>
          </table:table-cell>
          <table:table-cell table:style-name="ce25" office:value-type="float" office:value="2841" calcext:value-type="float">
            <text:p><text:s text:c="3"/>2,841</text:p>
          </table:table-cell>
          <table:table-cell table:style-name="ce25" office:value-type="float" office:value="2786" calcext:value-type="float">
            <text:p><text:s text:c="3"/>2,786</text:p>
          </table:table-cell>
          <table:table-cell table:style-name="ce25" office:value-type="float" office:value="1288" calcext:value-type="float">
            <text:p><text:s text:c="3"/>1,288</text:p>
          </table:table-cell>
          <table:table-cell table:style-name="ce25" office:value-type="float" office:value="1949" calcext:value-type="float">
            <text:p><text:s text:c="3"/>1,949</text:p>
          </table:table-cell>
          <table:table-cell table:style-name="ce25" office:value-type="float" office:value="4605" calcext:value-type="float">
            <text:p><text:s text:c="3"/>4,605</text:p>
          </table:table-cell>
          <table:table-cell table:style-name="ce25" office:value-type="float" office:value="252" calcext:value-type="float">
            <text:p><text:s text:c="3"/>25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716" calcext:value-type="float">
            <text:p><text:s text:c="3"/>2,716</text:p>
          </table:table-cell>
          <table:table-cell table:style-name="ce25" office:value-type="float" office:value="29660" calcext:value-type="float">
            <text:p><text:s text:c="3"/>29,660</text:p>
          </table:table-cell>
          <table:table-cell table:style-name="ce25" office:value-type="float" office:value="46" calcext:value-type="float">
            <text:p><text:s text:c="3"/>46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9" office:value-type="float" office:value="2057" calcext:value-type="float">
            <text:p><text:s text:c="3"/>2,057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27578" calcext:value-type="float">
            <text:p><text:s text:c="3"/>27,578</text:p>
          </table:table-cell>
          <table:table-cell table:style-name="ce25" office:value-type="float" office:value="1735" calcext:value-type="float">
            <text:p><text:s text:c="3"/>1,735</text:p>
          </table:table-cell>
          <table:table-cell table:style-name="ce25" office:value-type="float" office:value="2309" calcext:value-type="float">
            <text:p><text:s text:c="3"/>2,309</text:p>
          </table:table-cell>
          <table:table-cell table:style-name="ce25" office:value-type="float" office:value="1957" calcext:value-type="float">
            <text:p><text:s text:c="3"/>1,957</text:p>
          </table:table-cell>
          <table:table-cell table:style-name="ce25" office:value-type="float" office:value="1016" calcext:value-type="float">
            <text:p><text:s text:c="3"/>1,016</text:p>
          </table:table-cell>
          <table:table-cell table:style-name="ce25" office:value-type="float" office:value="827" calcext:value-type="float">
            <text:p><text:s text:c="3"/>827</text:p>
          </table:table-cell>
          <table:table-cell table:style-name="ce25" office:value-type="float" office:value="560" calcext:value-type="float">
            <text:p><text:s text:c="3"/>560</text:p>
          </table:table-cell>
          <table:table-cell table:style-name="ce25" office:value-type="float" office:value="914" calcext:value-type="float">
            <text:p><text:s text:c="3"/>914</text:p>
          </table:table-cell>
          <table:table-cell table:style-name="ce25" office:value-type="float" office:value="2713" calcext:value-type="float">
            <text:p><text:s text:c="3"/>2,713</text:p>
          </table:table-cell>
          <table:table-cell table:style-name="ce25" office:value-type="float" office:value="198" calcext:value-type="float">
            <text:p><text:s text:c="3"/>198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251" calcext:value-type="float">
            <text:p><text:s text:c="3"/>1,251</text:p>
          </table:table-cell>
          <table:table-cell table:style-name="ce25" office:value-type="float" office:value="13676" calcext:value-type="float">
            <text:p><text:s text:c="3"/>13,676</text:p>
          </table:table-cell>
          <table:table-cell table:style-name="ce25" office:value-type="float" office:value="416" calcext:value-type="float">
            <text:p><text:s text:c="3"/>416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26766" calcext:value-type="float">
            <text:p><text:s text:c="3"/>26,766</text:p>
          </table:table-cell>
          <table:table-cell table:style-name="ce25" office:value-type="float" office:value="1318" calcext:value-type="float">
            <text:p><text:s text:c="3"/>1,318</text:p>
          </table:table-cell>
          <table:table-cell table:style-name="ce25" office:value-type="float" office:value="2534" calcext:value-type="float">
            <text:p><text:s text:c="3"/>2,534</text:p>
          </table:table-cell>
          <table:table-cell table:style-name="ce25" office:value-type="float" office:value="1459" calcext:value-type="float">
            <text:p><text:s text:c="3"/>1,459</text:p>
          </table:table-cell>
          <table:table-cell table:style-name="ce25" office:value-type="float" office:value="1338" calcext:value-type="float">
            <text:p><text:s text:c="3"/>1,338</text:p>
          </table:table-cell>
          <table:table-cell table:style-name="ce25" office:value-type="float" office:value="1282" calcext:value-type="float">
            <text:p><text:s text:c="3"/>1,282</text:p>
          </table:table-cell>
          <table:table-cell table:style-name="ce25" office:value-type="float" office:value="618" calcext:value-type="float">
            <text:p><text:s text:c="3"/>618</text:p>
          </table:table-cell>
          <table:table-cell table:style-name="ce25" office:value-type="float" office:value="923" calcext:value-type="float">
            <text:p><text:s text:c="3"/>923</text:p>
          </table:table-cell>
          <table:table-cell table:style-name="ce25" office:value-type="float" office:value="2183" calcext:value-type="float">
            <text:p><text:s text:c="3"/>2,183</text:p>
          </table:table-cell>
          <table:table-cell table:style-name="ce25" office:value-type="float" office:value="157" calcext:value-type="float">
            <text:p><text:s text:c="3"/>157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251" calcext:value-type="float">
            <text:p><text:s text:c="3"/>1,251</text:p>
          </table:table-cell>
          <table:table-cell table:style-name="ce25" office:value-type="float" office:value="13676" calcext:value-type="float">
            <text:p><text:s text:c="3"/>13,676</text:p>
          </table:table-cell>
          <table:table-cell table:style-name="ce25" office:value-type="float" office:value="22" calcext:value-type="float">
            <text:p><text:s text:c="3"/>22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3" office:value-type="float" office:value="812" calcext:value-type="float">
            <text:p><text:s text:c="3"/>812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2118" calcext:value-type="float">
            <text:p><text:s text:c="3"/>32,118</text:p>
          </table:table-cell>
          <table:table-cell table:style-name="ce25" office:value-type="float" office:value="2148" calcext:value-type="float">
            <text:p><text:s text:c="3"/>2,148</text:p>
          </table:table-cell>
          <table:table-cell table:style-name="ce25" office:value-type="float" office:value="2656" calcext:value-type="float">
            <text:p><text:s text:c="3"/>2,656</text:p>
          </table:table-cell>
          <table:table-cell table:style-name="ce25" office:value-type="float" office:value="2122" calcext:value-type="float">
            <text:p><text:s text:c="3"/>2,122</text:p>
          </table:table-cell>
          <table:table-cell table:style-name="ce25" office:value-type="float" office:value="1097" calcext:value-type="float">
            <text:p><text:s text:c="3"/>1,097</text:p>
          </table:table-cell>
          <table:table-cell table:style-name="ce25" office:value-type="float" office:value="1040" calcext:value-type="float">
            <text:p><text:s text:c="3"/>1,040</text:p>
          </table:table-cell>
          <table:table-cell table:style-name="ce25" office:value-type="float" office:value="643" calcext:value-type="float">
            <text:p><text:s text:c="3"/>643</text:p>
          </table:table-cell>
          <table:table-cell table:style-name="ce25" office:value-type="float" office:value="1040" calcext:value-type="float">
            <text:p><text:s text:c="3"/>1,040</text:p>
          </table:table-cell>
          <table:table-cell table:style-name="ce25" office:value-type="float" office:value="2956" calcext:value-type="float">
            <text:p><text:s text:c="3"/>2,956</text:p>
          </table:table-cell>
          <table:table-cell table:style-name="ce25" office:value-type="float" office:value="141" calcext:value-type="float">
            <text:p><text:s text:c="3"/>141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465" calcext:value-type="float">
            <text:p><text:s text:c="3"/>1,465</text:p>
          </table:table-cell>
          <table:table-cell table:style-name="ce25" office:value-type="float" office:value="15984" calcext:value-type="float">
            <text:p><text:s text:c="3"/>15,984</text:p>
          </table:table-cell>
          <table:table-cell table:style-name="ce25" office:value-type="float" office:value="821" calcext:value-type="float">
            <text:p><text:s text:c="3"/>821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30873" calcext:value-type="float">
            <text:p><text:s text:c="3"/>30,873</text:p>
          </table:table-cell>
          <table:table-cell table:style-name="ce25" office:value-type="float" office:value="1697" calcext:value-type="float">
            <text:p><text:s text:c="3"/>1,697</text:p>
          </table:table-cell>
          <table:table-cell table:style-name="ce25" office:value-type="float" office:value="2766" calcext:value-type="float">
            <text:p><text:s text:c="3"/>2,766</text:p>
          </table:table-cell>
          <table:table-cell table:style-name="ce25" office:value-type="float" office:value="1709" calcext:value-type="float">
            <text:p><text:s text:c="3"/>1,709</text:p>
          </table:table-cell>
          <table:table-cell table:style-name="ce25" office:value-type="float" office:value="1503" calcext:value-type="float">
            <text:p><text:s text:c="3"/>1,503</text:p>
          </table:table-cell>
          <table:table-cell table:style-name="ce25" office:value-type="float" office:value="1504" calcext:value-type="float">
            <text:p><text:s text:c="3"/>1,504</text:p>
          </table:table-cell>
          <table:table-cell table:style-name="ce25" office:value-type="float" office:value="670" calcext:value-type="float">
            <text:p><text:s text:c="3"/>670</text:p>
          </table:table-cell>
          <table:table-cell table:style-name="ce25" office:value-type="float" office:value="1026" calcext:value-type="float">
            <text:p><text:s text:c="3"/>1,026</text:p>
          </table:table-cell>
          <table:table-cell table:style-name="ce25" office:value-type="float" office:value="2422" calcext:value-type="float">
            <text:p><text:s text:c="3"/>2,422</text:p>
          </table:table-cell>
          <table:table-cell table:style-name="ce25" office:value-type="float" office:value="95" calcext:value-type="float">
            <text:p><text:s text:c="3"/>9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465" calcext:value-type="float">
            <text:p><text:s text:c="3"/>1,465</text:p>
          </table:table-cell>
          <table:table-cell table:style-name="ce25" office:value-type="float" office:value="15984" calcext:value-type="float">
            <text:p><text:s text:c="3"/>15,984</text:p>
          </table:table-cell>
          <table:table-cell table:style-name="ce25" office:value-type="float" office:value="24" calcext:value-type="float">
            <text:p><text:s text:c="3"/>24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1245" calcext:value-type="float">
            <text:p><text:s text:c="3"/>1,245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568" calcext:value-type="float">
            <text:p>10,568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182" calcext:value-type="float">
            <text:p>1,182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97" calcext:value-type="float">
            <text:p>4,097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858" calcext:value-type="float">
            <text:p>9,858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33" calcext:value-type="float">
            <text:p>1,933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174" calcext:value-type="float">
            <text:p>1,174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97" calcext:value-type="float">
            <text:p>4,09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710" calcext:value-type="float">
            <text:p>710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37" calcext:value-type="float">
            <text:p>4,937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04" calcext:value-type="float">
            <text:p>1,90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544" calcext:value-type="float">
            <text:p>4,544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569" calcext:value-type="float">
            <text:p>56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04" calcext:value-type="float">
            <text:p>1,90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393" calcext:value-type="float">
            <text:p>39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631" calcext:value-type="float">
            <text:p>5,631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314" calcext:value-type="float">
            <text:p>5,314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317" calcext:value-type="float">
            <text:p>317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707" calcext:value-type="float">
            <text:p>7,707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933" calcext:value-type="float">
            <text:p>1,9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98" calcext:value-type="float">
            <text:p>3,198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970" calcext:value-type="float">
            <text:p>7,970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98" calcext:value-type="float">
            <text:p>3,19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263" calcext:value-type="float">
            <text:p><text:s/>－263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33" calcext:value-type="float">
            <text:p>3,533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94" calcext:value-type="float">
            <text:p>1,49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763" calcext:value-type="float">
            <text:p>3,763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94" calcext:value-type="float">
            <text:p>1,49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230" calcext:value-type="float">
            <text:p><text:s/>－23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33" calcext:value-type="float">
            <text:p><text:s/>－33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6274" calcext:value-type="float">
            <text:p>6,274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33" calcext:value-type="float">
            <text:p>2,933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321" calcext:value-type="float">
            <text:p>5,321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663" calcext:value-type="float">
            <text:p>663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33" calcext:value-type="float">
            <text:p>2,93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953" calcext:value-type="float">
            <text:p>953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871" calcext:value-type="float">
            <text:p>2,871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23" calcext:value-type="float">
            <text:p>1,323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23" calcext:value-type="float">
            <text:p>1,323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46" office:value-type="float" office:value="401" calcext:value-type="float">
            <text:p>401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552" calcext:value-type="float">
            <text:p>552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336" calcext:value-type="float">
            <text:p>8,336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645" calcext:value-type="float">
            <text:p>1,645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05" calcext:value-type="float">
            <text:p>5,005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201" calcext:value-type="float">
            <text:p>7,201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931" calcext:value-type="float">
            <text:p>931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05" calcext:value-type="float">
            <text:p>5,00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135" calcext:value-type="float">
            <text:p>1,135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17" calcext:value-type="float">
            <text:p>3,817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741" calcext:value-type="float">
            <text:p>741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12" calcext:value-type="float">
            <text:p>2,312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286" calcext:value-type="float">
            <text:p>3,286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12" calcext:value-type="float">
            <text:p>2,3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531" calcext:value-type="float">
            <text:p>531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04" calcext:value-type="float">
            <text:p>604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4477" calcext:value-type="float">
            <text:p>4,477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60" calcext:value-type="float">
            <text:p>2,96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329" calcext:value-type="float">
            <text:p>4,329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60" calcext:value-type="float">
            <text:p>2,96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48" calcext:value-type="float">
            <text:p>148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104" calcext:value-type="float">
            <text:p>2,10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84" calcext:value-type="float">
            <text:p>1,38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16" calcext:value-type="float">
            <text:p>2,016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84" calcext:value-type="float">
            <text:p>1,38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88" calcext:value-type="float">
            <text:p>88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373" calcext:value-type="float">
            <text:p>2,373</text:p>
          </table:table-cell>
          <table:table-cell table:number-columns-repeated="2" table:style-name="ce28" office:value-type="float" office:value="93" calcext:value-type="float">
            <text:p>9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0" calcext:value-type="float">
            <text:p>6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236" calcext:value-type="float">
            <text:p>7,236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11" calcext:value-type="float">
            <text:p>4,81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058" calcext:value-type="float">
            <text:p>7,058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11" calcext:value-type="float">
            <text:p>4,81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78" calcext:value-type="float">
            <text:p>178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324" calcext:value-type="float">
            <text:p>3,324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13" calcext:value-type="float">
            <text:p>2,213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61" calcext:value-type="float">
            <text:p>3,261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13" calcext:value-type="float">
            <text:p>2,21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63" calcext:value-type="float">
            <text:p>63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3912" calcext:value-type="float">
            <text:p>3,912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15" calcext:value-type="float">
            <text:p>115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4653" calcext:value-type="float">
            <text:p><text:s text:c="3"/>14,653</text:p>
          </table:table-cell>
          <table:table-cell table:style-name="ce29" office:value-type="float" office:value="584" calcext:value-type="float">
            <text:p><text:s text:c="3"/>584</text:p>
          </table:table-cell>
          <table:table-cell table:style-name="ce29" office:value-type="float" office:value="1174" calcext:value-type="float">
            <text:p><text:s text:c="3"/>1,174</text:p>
          </table:table-cell>
          <table:table-cell table:style-name="ce29" office:value-type="float" office:value="549" calcext:value-type="float">
            <text:p><text:s text:c="3"/>549</text:p>
          </table:table-cell>
          <table:table-cell table:style-name="ce29" office:value-type="float" office:value="663" calcext:value-type="float">
            <text:p><text:s text:c="3"/>663</text:p>
          </table:table-cell>
          <table:table-cell table:style-name="ce29" office:value-type="float" office:value="931" calcext:value-type="float">
            <text:p><text:s text:c="3"/>931</text:p>
          </table:table-cell>
          <table:table-cell table:style-name="ce29" office:value-type="float" office:value="380" calcext:value-type="float">
            <text:p><text:s text:c="3"/>380</text:p>
          </table:table-cell>
          <table:table-cell table:style-name="ce29" office:value-type="float" office:value="835" calcext:value-type="float">
            <text:p><text:s text:c="3"/>83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3" calcext:value-type="float">
            <text:p><text:s text:c="3"/>7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711" calcext:value-type="float">
            <text:p><text:s text:c="3"/>2,711</text:p>
          </table:table-cell>
          <table:table-cell table:style-name="ce29" office:value-type="float" office:value="6505" calcext:value-type="float">
            <text:p><text:s text:c="3"/>6,505</text:p>
          </table:table-cell>
          <table:table-cell table:style-name="ce29" office:value-type="float" office:value="248" calcext:value-type="float">
            <text:p><text:s text:c="3"/>248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5391" calcext:value-type="float">
            <text:p><text:s text:c="3"/>15,391</text:p>
          </table:table-cell>
          <table:table-cell table:style-name="ce29" office:value-type="float" office:value="500" calcext:value-type="float">
            <text:p><text:s text:c="3"/>500</text:p>
          </table:table-cell>
          <table:table-cell table:style-name="ce29" office:value-type="float" office:value="1182" calcext:value-type="float">
            <text:p><text:s text:c="3"/>1,182</text:p>
          </table:table-cell>
          <table:table-cell table:style-name="ce29" office:value-type="float" office:value="546" calcext:value-type="float">
            <text:p><text:s text:c="3"/>546</text:p>
          </table:table-cell>
          <table:table-cell table:style-name="ce29" office:value-type="float" office:value="867" calcext:value-type="float">
            <text:p><text:s text:c="3"/>867</text:p>
          </table:table-cell>
          <table:table-cell table:style-name="ce29" office:value-type="float" office:value="1645" calcext:value-type="float">
            <text:p><text:s text:c="3"/>1,645</text:p>
          </table:table-cell>
          <table:table-cell table:style-name="ce29" office:value-type="float" office:value="426" calcext:value-type="float">
            <text:p><text:s text:c="3"/>426</text:p>
          </table:table-cell>
          <table:table-cell table:style-name="ce29" office:value-type="float" office:value="923" calcext:value-type="float">
            <text:p><text:s text:c="3"/>92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0" calcext:value-type="float">
            <text:p><text:s text:c="3"/>8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711" calcext:value-type="float">
            <text:p><text:s text:c="3"/>2,711</text:p>
          </table:table-cell>
          <table:table-cell table:style-name="ce29" office:value-type="float" office:value="6505" calcext:value-type="float">
            <text:p><text:s text:c="3"/>6,505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738" calcext:value-type="float">
            <text:p><text:s/>－738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6725" calcext:value-type="float">
            <text:p><text:s text:c="3"/>6,725</text:p>
          </table:table-cell>
          <table:table-cell table:style-name="ce30" office:value-type="float" office:value="259" calcext:value-type="float">
            <text:p><text:s text:c="3"/>259</text:p>
          </table:table-cell>
          <table:table-cell table:style-name="ce30" office:value-type="float" office:value="569" calcext:value-type="float">
            <text:p><text:s text:c="3"/>569</text:p>
          </table:table-cell>
          <table:table-cell table:style-name="ce30" office:value-type="float" office:value="270" calcext:value-type="float">
            <text:p><text:s text:c="3"/>270</text:p>
          </table:table-cell>
          <table:table-cell table:style-name="ce30" office:value-type="float" office:value="317" calcext:value-type="float">
            <text:p><text:s text:c="3"/>317</text:p>
          </table:table-cell>
          <table:table-cell table:style-name="ce30" office:value-type="float" office:value="411" calcext:value-type="float">
            <text:p><text:s text:c="3"/>411</text:p>
          </table:table-cell>
          <table:table-cell table:style-name="ce30" office:value-type="float" office:value="184" calcext:value-type="float">
            <text:p><text:s text:c="3"/>184</text:p>
          </table:table-cell>
          <table:table-cell table:style-name="ce30" office:value-type="float" office:value="380" calcext:value-type="float">
            <text:p><text:s text:c="3"/>38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2" calcext:value-type="float">
            <text:p><text:s text:c="3"/>5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247" calcext:value-type="float">
            <text:p><text:s text:c="3"/>1,247</text:p>
          </table:table-cell>
          <table:table-cell table:style-name="ce30" office:value-type="float" office:value="2966" calcext:value-type="float">
            <text:p><text:s text:c="3"/>2,966</text:p>
          </table:table-cell>
          <table:table-cell table:style-name="ce30" office:value-type="float" office:value="70" calcext:value-type="float">
            <text:p><text:s text:c="3"/>70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7137" calcext:value-type="float">
            <text:p><text:s text:c="3"/>7,137</text:p>
          </table:table-cell>
          <table:table-cell table:style-name="ce30" office:value-type="float" office:value="208" calcext:value-type="float">
            <text:p><text:s text:c="3"/>208</text:p>
          </table:table-cell>
          <table:table-cell table:style-name="ce30" office:value-type="float" office:value="584" calcext:value-type="float">
            <text:p><text:s text:c="3"/>584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430" calcext:value-type="float">
            <text:p><text:s text:c="3"/>430</text:p>
          </table:table-cell>
          <table:table-cell table:style-name="ce30" office:value-type="float" office:value="741" calcext:value-type="float">
            <text:p><text:s text:c="3"/>741</text:p>
          </table:table-cell>
          <table:table-cell table:style-name="ce30" office:value-type="float" office:value="212" calcext:value-type="float">
            <text:p><text:s text:c="3"/>212</text:p>
          </table:table-cell>
          <table:table-cell table:style-name="ce30" office:value-type="float" office:value="433" calcext:value-type="float">
            <text:p><text:s text:c="3"/>43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7" calcext:value-type="float">
            <text:p><text:s text:c="3"/>5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247" calcext:value-type="float">
            <text:p><text:s text:c="3"/>1,247</text:p>
          </table:table-cell>
          <table:table-cell table:style-name="ce30" office:value-type="float" office:value="2966" calcext:value-type="float">
            <text:p><text:s text:c="3"/>2,966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412" calcext:value-type="float">
            <text:p><text:s/>－412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7928" calcext:value-type="float">
            <text:p><text:s text:c="3"/>7,928</text:p>
          </table:table-cell>
          <table:table-cell table:style-name="ce31" office:value-type="float" office:value="325" calcext:value-type="float">
            <text:p><text:s text:c="3"/>325</text:p>
          </table:table-cell>
          <table:table-cell table:style-name="ce31" office:value-type="float" office:value="605" calcext:value-type="float">
            <text:p><text:s text:c="3"/>605</text:p>
          </table:table-cell>
          <table:table-cell table:style-name="ce31" office:value-type="float" office:value="279" calcext:value-type="float">
            <text:p><text:s text:c="3"/>279</text:p>
          </table:table-cell>
          <table:table-cell table:style-name="ce31" office:value-type="float" office:value="346" calcext:value-type="float">
            <text:p><text:s text:c="3"/>346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31" office:value-type="float" office:value="196" calcext:value-type="float">
            <text:p><text:s text:c="3"/>196</text:p>
          </table:table-cell>
          <table:table-cell table:style-name="ce31" office:value-type="float" office:value="455" calcext:value-type="float">
            <text:p><text:s text:c="3"/>45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464" calcext:value-type="float">
            <text:p><text:s text:c="3"/>1,464</text:p>
          </table:table-cell>
          <table:table-cell table:style-name="ce31" office:value-type="float" office:value="3539" calcext:value-type="float">
            <text:p><text:s text:c="3"/>3,539</text:p>
          </table:table-cell>
          <table:table-cell table:style-name="ce31" office:value-type="float" office:value="178" calcext:value-type="float">
            <text:p><text:s text:c="3"/>178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8254" calcext:value-type="float">
            <text:p><text:s text:c="3"/>8,254</text:p>
          </table:table-cell>
          <table:table-cell table:style-name="ce31" office:value-type="float" office:value="292" calcext:value-type="float">
            <text:p><text:s text:c="3"/>292</text:p>
          </table:table-cell>
          <table:table-cell table:style-name="ce31" office:value-type="float" office:value="598" calcext:value-type="float">
            <text:p><text:s text:c="3"/>598</text:p>
          </table:table-cell>
          <table:table-cell table:style-name="ce31" office:value-type="float" office:value="290" calcext:value-type="float">
            <text:p><text:s text:c="3"/>290</text:p>
          </table:table-cell>
          <table:table-cell table:style-name="ce31" office:value-type="float" office:value="437" calcext:value-type="float">
            <text:p><text:s text:c="3"/>437</text:p>
          </table:table-cell>
          <table:table-cell table:style-name="ce31" office:value-type="float" office:value="904" calcext:value-type="float">
            <text:p><text:s text:c="3"/>904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490" calcext:value-type="float">
            <text:p><text:s text:c="3"/>49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464" calcext:value-type="float">
            <text:p><text:s text:c="3"/>1,464</text:p>
          </table:table-cell>
          <table:table-cell table:style-name="ce31" office:value-type="float" office:value="3539" calcext:value-type="float">
            <text:p><text:s text:c="3"/>3,539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326" calcext:value-type="float">
            <text:p><text:s/>－32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36" calcext:value-type="float">
            <text:p>1,2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51" calcext:value-type="float">
            <text:p><text:s/>－5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23" calcext:value-type="float">
            <text:p><text:s/>－2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57" calcext:value-type="float">
            <text:p>35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2" calcext:value-type="float">
            <text:p>1,26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422" calcext:value-type="float">
            <text:p>4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6" calcext:value-type="float">
            <text:p>10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3" calcext:value-type="float">
            <text:p>6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242" calcext:value-type="float">
            <text:p>2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3" calcext:value-type="float">
            <text:p>4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389" calcext:value-type="float">
            <text:p>3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" calcext:value-type="float">
            <text:p><text:s/>－1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02" calcext:value-type="float">
            <text:p>20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87" calcext:value-type="float">
            <text:p>18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6" calcext:value-type="float">
            <text:p><text:s/>－2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36" calcext:value-type="float">
            <text:p>2,43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576" calcext:value-type="float">
            <text:p><text:s/>－57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287" calcext:value-type="float">
            <text:p><text:s/>－28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49" calcext:value-type="float">
            <text:p>1,04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616" calcext:value-type="float">
            <text:p>6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89" calcext:value-type="float">
            <text:p><text:s/>－289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1" calcext:value-type="float">
            <text:p><text:s/>－2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2" calcext:value-type="float">
            <text:p>562</text:p>
          </table:table-cell>
          <table:table-cell table:number-columns-repeated="2" table:style-name="ce34"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514" calcext:value-type="float">
            <text:p>5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35" calcext:value-type="float">
            <text:p><text:s/>－43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218" calcext:value-type="float">
            <text:p>21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44" calcext:value-type="float">
            <text:p><text:s/>－24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96" calcext:value-type="float">
            <text:p>29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91" calcext:value-type="float">
            <text:p><text:s/>－191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number-columns-repeated="2" table:style-name="ce32" office:value-type="float" office:value="222" calcext:value-type="float">
            <text:p>22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2" table:style-name="ce32" office:value-type="float" office:value="76" calcext:value-type="float">
            <text:p>7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93" calcext:value-type="float">
            <text:p><text:s/>－39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05" calcext:value-type="float">
            <text:p>10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0" calcext:value-type="float">
            <text:p><text:s/>－15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43" calcext:value-type="float">
            <text:p><text:s/>－24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85" calcext:value-type="float">
            <text:p><text:s/>－8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67" calcext:value-type="float">
            <text:p>3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6" calcext:value-type="float">
            <text:p><text:s/>－7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1" calcext:value-type="float">
            <text:p>881</text:p>
          </table:table-cell>
          <table:table-cell table:number-columns-repeated="2" table:style-name="ce34" office:value-type="float" office:value="32" calcext:value-type="float">
            <text:p>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45" calcext:value-type="float">
            <text:p>14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3" calcext:value-type="float">
            <text:p><text:s/>－4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86" calcext:value-type="float">
            <text:p>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531" calcext:value-type="float">
            <text:p>53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8" calcext:value-type="float">
            <text:p><text:s/>－4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56" calcext:value-type="float">
            <text:p>25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75" calcext:value-type="float">
            <text:p>27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9" calcext:value-type="float">
            <text:p><text:s/>－1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97" calcext:value-type="float">
            <text:p>49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5" calcext:value-type="float">
            <text:p>1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0" calcext:value-type="float">
            <text:p>2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5" calcext:value-type="float">
            <text:p>2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7" calcext:value-type="float">
            <text:p>27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1" calcext:value-type="float">
            <text:p>941</text:p>
          </table:table-cell>
          <table:table-cell table:number-columns-repeated="2" table:style-name="ce32" office:value-type="float" office:value="49" calcext:value-type="float">
            <text:p>4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500" calcext:value-type="float">
            <text:p>50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3" calcext:value-type="float">
            <text:p>23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2" calcext:value-type="float">
            <text:p>8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74" calcext:value-type="float">
            <text:p>27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1" calcext:value-type="float">
            <text:p>15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96" calcext:value-type="float">
            <text:p>19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89" calcext:value-type="float">
            <text:p>58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83" calcext:value-type="float">
            <text:p>8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54" calcext:value-type="float">
            <text:p>25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93" calcext:value-type="float">
            <text:p>593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13" calcext:value-type="float">
            <text:p>1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35" calcext:value-type="float">
            <text:p>33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73" calcext:value-type="float">
            <text:p>7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66" calcext:value-type="float">
            <text:p><text:s/>－66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22" calcext:value-type="float">
            <text:p><text:s/>－2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44" calcext:value-type="float">
            <text:p><text:s/>－4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55" calcext:value-type="float">
            <text:p><text:s/>－5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" calcext:value-type="float">
            <text:p>7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" calcext:value-type="float">
            <text:p><text:s/>－1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